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6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velli di astrazione script.py</text:p>
          </draw:text-box>
        </draw:frame>
        <draw:frame presentation:style-name="pr2" draw:text-style-name="P2" draw:layer="layout" svg:width="25.199cm" svg:height="6.893cm" svg:x="1.4cm" svg:y="10.2cm" presentation:class="subtitle" presentation:user-transformed="true">
          <draw:text-box>
            <text:list text:style-name="L2">
              <text:list-item>
                <text:p text:style-name="P1">System(IOError)</text:p>
              </text:list-item>
              <text:list-item>
                <text:p text:style-name="P1">Application(CSV format error)</text:p>
              </text:list-item>
              <text:list-item>
                <text:p text:style-name="P1">Script management f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utilizzo script.py</text:p>
          </draw:text-box>
        </draw:frame>
        <draw:frame presentation:style-name="pr4" draw:layer="layout" svg:width="25.199cm" svg:height="7.093cm" svg:x="1.4cm" svg:y="10cm" presentation:class="outline" presentation:user-transformed="true">
          <draw:text-box>
            <text:list text:style-name="L3">
              <text:list-item>
                <text:p>Copia e incolla</text:p>
              </text:list-item>
              <text:list-item>
                <text:p>Modifica nomi file</text:p>
              </text:list-item>
              <text:list-item>
                <text:p>Modifica codice computazione inline vs aggiunta nuovo cod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attorizzazione codice comu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ttorizzare computazione(espressa indipendnetemente da backend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0:35:20.685189846</meta:creation-date>
    <dc:date>2017-09-17T11:53:03.319988057</dc:date>
    <meta:editing-duration>PT57M21S</meta:editing-duration>
    <meta:editing-cycles>3</meta:editing-cycles>
    <meta:generator>LibreOffice/5.1.6.2$Linux_X86_64 LibreOffice_project/10m0$Build-2</meta:generator>
    <meta:document-statistic meta:object-count="33"/>
  </office:meta>
</office:document-meta>
</file>